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1131" officeooo:paragraph-rsid="00081131"/>
    </style:style>
    <style:style style:name="P2" style:family="paragraph" style:parent-style-name="Standard">
      <style:text-properties officeooo:paragraph-rsid="00081131"/>
    </style:style>
    <style:style style:name="P3" style:family="paragraph" style:parent-style-name="Standard">
      <style:text-properties officeooo:paragraph-rsid="00081131"/>
    </style:style>
    <style:style style:name="P4" style:family="paragraph" style:parent-style-name="Standard">
      <style:text-properties officeooo:rsid="00081131" officeooo:paragraph-rsid="00081131"/>
    </style:style>
    <style:style style:name="P5" style:family="paragraph" style:parent-style-name="Standard">
      <style:text-properties officeooo:rsid="00081131" officeooo:paragraph-rsid="000bf64a"/>
    </style:style>
    <style:style style:name="P6" style:family="paragraph" style:parent-style-name="Standard">
      <style:text-properties style:text-underline-style="none" officeooo:rsid="00081131" officeooo:paragraph-rsid="00081131"/>
    </style:style>
    <style:style style:name="P7" style:family="paragraph" style:parent-style-name="Standard">
      <style:text-properties officeooo:rsid="00097faf" officeooo:paragraph-rsid="00097faf"/>
    </style:style>
    <style:style style:name="P8" style:family="paragraph" style:parent-style-name="Standard">
      <style:text-properties officeooo:rsid="000a5eb5" officeooo:paragraph-rsid="000a5eb5"/>
    </style:style>
    <style:style style:name="P9" style:family="paragraph" style:parent-style-name="Standard">
      <style:text-properties officeooo:paragraph-rsid="000e7e66"/>
    </style:style>
    <style:style style:name="T1" style:family="text">
      <style:text-properties officeooo:rsid="0008113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81131"/>
    </style:style>
    <style:style style:name="T4" style:family="text">
      <style:text-properties style:text-underline-style="solid" style:text-underline-width="auto" style:text-underline-color="font-color" officeooo:rsid="00097faf"/>
    </style:style>
    <style:style style:name="T5" style:family="text">
      <style:text-properties style:text-underline-style="solid" style:text-underline-width="auto" style:text-underline-color="font-color" officeooo:rsid="000e7e66"/>
    </style:style>
    <style:style style:name="T6" style:family="text">
      <style:text-properties style:text-underline-style="solid" style:text-underline-width="auto" style:text-underline-color="font-color" officeooo:rsid="00132cab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81131"/>
    </style:style>
    <style:style style:name="T9" style:family="text">
      <style:text-properties style:text-underline-style="none" officeooo:rsid="00097faf"/>
    </style:style>
    <style:style style:name="T10" style:family="text">
      <style:text-properties style:text-underline-style="none" officeooo:rsid="000e7e66"/>
    </style:style>
    <style:style style:name="T11" style:family="text">
      <style:text-properties style:text-underline-style="none" officeooo:rsid="001026fb"/>
    </style:style>
    <style:style style:name="T12" style:family="text">
      <style:text-properties officeooo:rsid="00097faf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style:text-underline-style="dash" style:text-underline-width="auto" style:text-underline-color="font-color"/>
    </style:style>
    <style:style style:name="T16" style:family="text">
      <style:text-properties style:text-underline-style="dash" style:text-underline-width="auto" style:text-underline-color="font-color" officeooo:rsid="001026fb"/>
    </style:style>
    <style:style style:name="T17" style:family="text">
      <style:text-properties officeooo:rsid="000bf64a"/>
    </style:style>
    <style:style style:name="T18" style:family="text">
      <style:text-properties officeooo:rsid="000e7e66"/>
    </style:style>
    <style:style style:name="T19" style:family="text">
      <style:text-properties officeooo:rsid="00132c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mployee(</text:span><text:span text:style-name="T3">Ssn,</text:span><text:span text:style-name="T8">Bdate,Name,Address,Salary,Sex,</text:span><text:span text:style-name="T16">SupervisorA</text:span><text:span text:style-name="T1">)</text:span></text:p>
      <text:p text:style-name="P2"/>
      <text:p text:style-name="P1">Manages(Start_date,<text:span text:style-name="T6">Ssn,Name,Number</text:span>)</text:p>
      <text:p text:style-name="P1"/>
      <text:p text:style-name="P1">Department(Name,Locations,Number)</text:p>
      <text:p text:style-name="P1"/>
      <text:p text:style-name="P5">Works_on(<text:span text:style-name="T4">Name,Number,Ssn</text:span><text:span text:style-name="T9">,Bdate,Name,Address,Salary,Sex,Location</text:span><text:span text:style-name="T12">,</text:span>Hours)</text:p>
      <text:p text:style-name="P1"/>
      <text:p text:style-name="P1">Project(<text:span text:style-name="T2">Name,Number</text:span>,Location)</text:p>
      <text:p text:style-name="P6"/>
      <text:p text:style-name="P1">Dependent(Name,Sex,<text:span text:style-name="T2">Birth_date</text:span>, Relationship)</text:p>
      <text:p text:style-name="P7"/>
      <text:p text:style-name="P8">EmployeeDependents_of(<text:span text:style-name="T15">Ssn</text:span><text:span text:style-name="T7">(FK)</text:span>,<text:span text:style-name="T17">Name</text:span>)</text:p>
      <text:p text:style-name="P8"/>
      <text:p text:style-name="P9"><text:span text:style-name="T18">Controls(</text:span><text:span text:style-name="T5">NameD,NumberD,NameP,NumberP</text:span><text:span text:style-name="T10">,</text:span><text:span text:style-name="T18">)</text:span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08:19:11.875577299</meta:creation-date>
    <dc:date>2019-10-28T10:43:01.013598395</dc:date>
    <meta:editing-duration>PT22M22S</meta:editing-duration>
    <meta:editing-cycles>10</meta:editing-cycles>
    <meta:generator>LibreOffice/6.3.2.2$Linux_X86_64 LibreOffice_project/30$Build-2</meta:generator>
    <meta:document-statistic meta:table-count="0" meta:image-count="0" meta:object-count="0" meta:page-count="1" meta:paragraph-count="8" meta:word-count="9" meta:character-count="339" meta:non-whitespace-character-count="338"/>
  </office:meta>
</office:document-meta>
</file>